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30c" officeooo:paragraph-rsid="0009430c"/>
    </style:style>
    <style:style style:name="P2" style:family="paragraph" style:parent-style-name="Standard">
      <style:text-properties fo:font-size="18pt" officeooo:rsid="0009430c" officeooo:paragraph-rsid="0009430c" style:font-size-asian="18pt" style:font-size-complex="18pt"/>
    </style:style>
    <style:style style:name="P3" style:family="paragraph" style:parent-style-name="Standard">
      <style:text-properties fo:font-size="12pt" officeooo:rsid="000ae7ff" officeooo:paragraph-rsid="000ae7ff" style:font-size-asian="12pt" style:font-size-complex="12pt"/>
    </style:style>
    <style:style style:name="P4" style:family="paragraph" style:parent-style-name="Standard">
      <style:text-properties officeooo:rsid="001027db" officeooo:paragraph-rsid="001027db"/>
    </style:style>
    <style:style style:name="P5" style:family="paragraph" style:parent-style-name="Standard">
      <style:text-properties officeooo:paragraph-rsid="001027db"/>
    </style:style>
    <style:style style:name="P6" style:family="paragraph" style:parent-style-name="Standard">
      <style:text-properties fo:font-variant="normal" fo:text-transform="none" style:text-line-through-style="none" style:text-line-through-type="none" fo:letter-spacing="normal" style:text-underline-style="none" officeooo:rsid="001027db" officeooo:paragraph-rsid="001027db" style:text-blinking="false"/>
    </style:style>
    <style:style style:name="P7" style:family="paragraph" style:parent-style-name="Standard">
      <style:text-properties fo:font-variant="normal" fo:text-transform="none" style:text-line-through-style="none" style:text-line-through-type="none" fo:letter-spacing="normal" style:text-underline-style="none" officeooo:rsid="00162219" officeooo:paragraph-rsid="00162219" style:text-blinking="false"/>
    </style:style>
    <style:style style:name="P8" style:family="paragraph" style:parent-style-name="Standard">
      <style:text-properties officeooo:rsid="00162219" officeooo:paragraph-rsid="00162219"/>
    </style:style>
    <style:style style:name="P9" style:family="paragraph" style:parent-style-name="Standard">
      <style:text-properties officeooo:rsid="000801e3" officeooo:paragraph-rsid="001e6b84"/>
    </style:style>
    <style:style style:name="P10" style:family="paragraph" style:parent-style-name="Standard">
      <style:text-properties officeooo:rsid="000453fc" officeooo:paragraph-rsid="001e6b84"/>
    </style:style>
    <style:style style:name="P11" style:family="paragraph" style:parent-style-name="Standard">
      <style:text-properties officeooo:rsid="00062c46" officeooo:paragraph-rsid="001e6b84"/>
    </style:style>
    <style:style style:name="P12" style:family="paragraph" style:parent-style-name="Standard">
      <style:text-properties officeooo:rsid="001ed4e4" officeooo:paragraph-rsid="001ed4e4"/>
    </style:style>
    <style:style style:name="P13" style:family="paragraph" style:parent-style-name="Standard">
      <style:text-properties officeooo:rsid="0020d63f" officeooo:paragraph-rsid="001ed4e4"/>
    </style:style>
    <style:style style:name="P14" style:family="paragraph" style:parent-style-name="Standard">
      <style:text-properties officeooo:rsid="0020d63f" officeooo:paragraph-rsid="0020d63f"/>
    </style:style>
    <style:style style:name="P15" style:family="paragraph" style:parent-style-name="Standard">
      <style:text-properties officeooo:rsid="00229710" officeooo:paragraph-rsid="00229710"/>
    </style:style>
    <style:style style:name="P16" style:family="paragraph" style:parent-style-name="Standard">
      <style:text-properties officeooo:rsid="00241cbb" officeooo:paragraph-rsid="00241cbb"/>
    </style:style>
    <style:style style:name="P17" style:family="paragraph" style:parent-style-name="Standard">
      <style:text-properties officeooo:rsid="0026ad1a" officeooo:paragraph-rsid="0026ad1a"/>
    </style:style>
    <style:style style:name="P18" style:family="paragraph" style:parent-style-name="Standard">
      <style:text-properties officeooo:rsid="002a3808" officeooo:paragraph-rsid="002a3808"/>
    </style:style>
    <style:style style:name="P19" style:family="paragraph" style:parent-style-name="Standard">
      <style:text-properties officeooo:rsid="002bd383" officeooo:paragraph-rsid="002bd383"/>
    </style:style>
    <style:style style:name="P20" style:family="paragraph" style:parent-style-name="Standard">
      <style:text-properties officeooo:rsid="002bd383" officeooo:paragraph-rsid="002bd383"/>
    </style:style>
    <style:style style:name="P21" style:family="paragraph" style:parent-style-name="Standard">
      <style:text-properties officeooo:rsid="002c00e6" officeooo:paragraph-rsid="002c00e6"/>
    </style:style>
    <style:style style:name="T1" style:family="text">
      <style:text-properties officeooo:rsid="001027db"/>
    </style:style>
    <style:style style:name="T2" style:family="text">
      <style:text-properties fo:font-variant="normal" fo:text-transform="none" style:text-line-through-style="none" style:text-line-through-type="none" fo:letter-spacing="normal" style:text-underline-style="none" style:text-blinking="false"/>
    </style:style>
    <style:style style:name="T3" style:family="text">
      <style:text-properties fo:font-variant="normal" fo:text-transform="none" style:text-line-through-style="none" style:text-line-through-type="none" fo:letter-spacing="normal" style:text-underline-style="none" officeooo:rsid="001027db" style:text-blinking="false"/>
    </style:style>
    <style:style style:name="T4" style:family="text">
      <style:text-properties fo:font-variant="normal" fo:text-transform="none" style:text-line-through-style="none" style:text-line-through-type="none" fo:letter-spacing="normal" style:text-underline-style="none" officeooo:rsid="0014a2b6" style:text-blinking="false"/>
    </style:style>
    <style:style style:name="T5" style:family="text">
      <style:text-properties officeooo:rsid="001e6b84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END</text:p>
      <text:p text:style-name="P2"/>
      <text:p text:style-name="P1">HTML</text:p>
      <text:p text:style-name="P1">CSS ==&gt; <text:s/>BOOTSTRAP→ LESS O SAS (PREPROCESADORES CSS)</text:p>
      <text:p text:style-name="P1">JAVASCRIPT <text:s/>(AJAX)– JQUERY</text:p>
      <text:p text:style-name="P1">FRAMEWORKS JAVA==&gt; ANGULAR, REACT</text:p>
      <text:p text:style-name="P1"/>
      <text:p text:style-name="P2">BACKEND</text:p>
      <text:p text:style-name="P2"/>
      <text:p text:style-name="P3">BASE DE DATOS SQL /MONGODB</text:p>
      <text:p text:style-name="P3">JAVACRIPT</text:p>
      <text:p text:style-name="P3">NODE JS-EXPRESS</text:p>
      <text:p text:style-name="P3">PHP-GO-PHYTON-RUBI</text:p>
      <text:p text:style-name="P3">POO PROGRAMACION ORIENTADA A OBJETOS / MVC <text:s text:c="2"/>(MODELO VISTA CONTROLADOR)</text:p>
      <text:p text:style-name="P3">FRAME PARA PHP -→LARAVEL, SIMPHONY</text:p>
      <text:p text:style-name="P3"/>
      <text:p text:style-name="P1"><text:a xlink:type="simple" xlink:href="https://medium.com/@maniakhitoccori/una-guía-para-convertirse-en-un-desarrollador-full-stack-en-2018-56f577f1c29c" text:style-name="Internet_20_link" text:visited-style-name="Visited_20_Internet_20_Link">https://medium.com/@maniakhitoccori/una-gu%C3%ADa-para-convertirse-en-un-desarrollador-full-stack-en-2018-56f577f1c29c</text:a></text:p>
      <text:p text:style-name="P1"/>
      <text:p text:style-name="P1"/>
      <text:p text:style-name="P1"/>
      <text:p text:style-name="P4">Extension de chrome:</text:p>
      <text:p text:style-name="P6"><draw:a xlink:type="simple" xlink:href="https://30secondsofknowledge.com/" office:target-frame-name="_blank" xlink:show="new"><draw:frame draw:style-name="fr1" draw:name="Image1" text:anchor-type="as-char" svg:y="-1.3528in" svg:width="1.8693in" svg:height="0.8201in" draw:z-index="0"><draw:image xlink:href="chrome-extension://mmgplondnjekobonklacmemikcnhklla/logo_dark.png" xlink:type="simple" xlink:show="embed" xlink:actuate="onLoad"/><svg:title>30 Seconds of Knowledge Logo</svg:title></draw:frame></draw:a></text:p>
      <text:p text:style-name="P6">Web para conoceer si un comando de CSS es utilizado en los navegadores</text:p>
      <text:p text:style-name="P4"><text:a xlink:type="simple" xlink:href="https://caniuse.com/#search=sticky" text:style-name="Internet_20_link" text:visited-style-name="Visited_20_Internet_20_Link"><text:span text:style-name="T2">https://caniuse.com/#search=sticky</text:span></text:a></text:p>
      <text:p text:style-name="P6"/>
      <text:p text:style-name="P6">comando postion: sticky Manera de posicionar un objeto en la web con css</text:p>
      <text:p text:style-name="P4"><text:a xlink:type="simple" xlink:href="https://medium.com/@elad/css-position-sticky-how-it-really-works-54cd01dc2d46" text:style-name="Internet_20_link" text:visited-style-name="Visited_20_Internet_20_Link"><text:span text:style-name="T2">https://medium.com/@elad/css-position-sticky-how-it-really-works-54cd01dc2d46</text:span></text:a></text:p>
      <text:p text:style-name="P6"/>
      <text:p text:style-name="P6"/>
      <text:p text:style-name="P5"><text:span text:style-name="T3">Para practicar con css, html y javascript</text:span><text:span text:style-name="T1"><text:line-break/></text:span><text:a xlink:type="simple" xlink:href="https://codepen.io/" text:style-name="Internet_20_link" text:visited-style-name="Visited_20_Internet_20_Link"><text:span text:style-name="T3">https://codepen.io</text:span></text:a></text:p>
      <text:p text:style-name="P6"/>
      <text:p text:style-name="P6">Maneras de organizar css</text:p>
      <text:p text:style-name="P6"/>
      <text:p text:style-name="P4"><text:a xlink:type="simple" xlink:href="https://css-tricks.com/methods-organize-css/" text:style-name="Internet_20_link" text:visited-style-name="Visited_20_Internet_20_Link"><text:span text:style-name="T2">https://css-tricks.com/methods-organize-css/</text:span></text:a></text:p>
      <text:p text:style-name="P6"/>
      <text:p text:style-name="P4"><text:a xlink:type="simple" xlink:href="https://css-tricks.com/snippets/css/a-guide-to-flexbox/" text:style-name="Internet_20_link" text:visited-style-name="Visited_20_Internet_20_Link">https://css-tricks.com/snippets/css/a-guide-to-flexbox/</text:a><text:span text:style-name="T2"> <text:s/></text:span><text:span text:style-name="T4">//Explica funcionamiento de flex.</text:span></text:p>
      <text:p text:style-name="P6"/>
      <text:p text:style-name="P6">web para organizar tu trabajo</text:p>
      <text:p text:style-name="P4"><text:a xlink:type="simple" xlink:href="https://trello.com/b/wke85FCU/module-1" text:style-name="Internet_20_link" text:visited-style-name="Visited_20_Internet_20_Link"><text:span text:style-name="T2">https://trello.com/b/wke85FCU/module-1</text:span></text:a></text:p>
      <text:p text:style-name="P6"><text:soft-page-break/></text:p>
      <text:p text:style-name="P6">web de apuntes de ironhack</text:p>
      <text:p text:style-name="P4"><text:a xlink:type="simple" xlink:href="http://learn.ironhack.com/#/course" text:style-name="Internet_20_link" text:visited-style-name="Visited_20_Internet_20_Link"><text:span text:style-name="T2">http://learn.ironhack.com/#/course</text:span></text:a></text:p>
      <text:p text:style-name="P6"/>
      <text:p text:style-name="P6">Paginas para hacer tu web de portfolio</text:p>
      <text:p text:style-name="P4"><text:a xlink:type="simple" xlink:href="https://programador-web-freelance.es/portfolio/" text:style-name="Internet_20_link" text:visited-style-name="Visited_20_Internet_20_Link"><text:span text:style-name="T2">https://programador-web-freelance.es/portfolio/</text:span></text:a></text:p>
      <text:p text:style-name="P4"><text:a xlink:type="simple" xlink:href="https://www.danielprimo.io/sobre-mi" text:style-name="Internet_20_link" text:visited-style-name="Visited_20_Internet_20_Link"><text:span text:style-name="T2">https://www.danielprimo.io/sobre-mi</text:span></text:a></text:p>
      <text:p text:style-name="P4"><text:a xlink:type="simple" xlink:href="https://www.marianobini.com/portfolio/1/index.html" text:style-name="Internet_20_link" text:visited-style-name="Visited_20_Internet_20_Link"><text:span text:style-name="T2">https://www.marianobini.com/portfolio/1/index.html</text:span></text:a></text:p>
      <text:p text:style-name="P4"><text:a xlink:type="simple" xlink:href="https://davidrl.com/casos-exito" text:style-name="Internet_20_link" text:visited-style-name="Visited_20_Internet_20_Link"><text:span text:style-name="T2">https://davidrl.com/casos-exito</text:span></text:a></text:p>
      <text:p text:style-name="P6"/>
      <text:p text:style-name="P7">imagenes;</text:p>
      <text:p text:style-name="P8"><text:a xlink:type="simple" xlink:href="http://lorempixel.com/" text:style-name="Internet_20_link" text:visited-style-name="Visited_20_Internet_20_Link"><text:span text:style-name="T2">http://lorempixel.com/</text:span></text:a></text:p>
      <text:p text:style-name="P8"><text:a xlink:type="simple" xlink:href="https://unsplash.com/search/photos/le-creuset" text:style-name="Internet_20_link" text:visited-style-name="Visited_20_Internet_20_Link"><text:span text:style-name="T2">https://unsplash.com/search/photos/le-creuset</text:span></text:a></text:p>
      <text:p text:style-name="P7"/>
      <text:p text:style-name="P8"><text:a xlink:type="simple" xlink:href="https://tinypng.com/" text:style-name="Internet_20_link" text:visited-style-name="Visited_20_Internet_20_Link"><text:span text:style-name="T2">https://tinypng.com/</text:span></text:a></text:p>
      <text:p text:style-name="P8"><text:a xlink:type="simple" xlink:href="https://tinypng.com/" text:style-name="Internet_20_link" text:visited-style-name="Visited_20_Internet_20_Link"><text:span text:style-name="T2"/></text:a></text:p>
      <text:p text:style-name="P6"/>
      <text:p text:style-name="P6"><text:a xlink:type="simple" xlink:href="https://getbootstrap.com/" text:style-name="Internet_20_link" text:visited-style-name="Visited_20_Internet_20_Link">https://getbootstrap.com/</text:a></text:p>
      <text:p text:style-name="P6"/>
      <text:p text:style-name="P6"/>
      <text:p text:style-name="P4"/>
      <text:p text:style-name="P10">Apuntes <text:span text:style-name="T5">Objetos y Arrays</text:span></text:p>
      <text:p text:style-name="P10"/>
      <text:p text:style-name="P10">variables de tipo primitivo funcionan por valor a diferencia de los objetos y arrays que son por referencia.</text:p>
      <text:p text:style-name="P10"/>
      <text:p text:style-name="P10">Los objetos se comparan por referencia es decir no comparan su valor si no a la direccion de memoria donde apuntan si son objetos creados de manera diferente aunque contengan los mismos valores no son iguales</text:p>
      <text:p text:style-name="P10"/>
      <text:p text:style-name="P10">pero si <text:s/>obj= obj1 los 2 apuntan a la misma direccion por lo que estan igualados por referencia si modificas el valor que contenga obj tambien cambiaras lo que tenga obj1</text:p>
      <text:p text:style-name="P10"/>
      <text:p text:style-name="P10">Ojo con la creacion de objetos. </text:p>
      <text:p text:style-name="P10"/>
      <text:p text:style-name="P10">Como copiar objetos:</text:p>
      <text:p text:style-name="P10"/>
      <text:p text:style-name="P11">let obj3=Object.assign({}, obj1);</text:p>
      <text:p text:style-name="P11">obj1=JSON.parse(JSON.stringify(obj3));</text:p>
      <text:p text:style-name="P11"/>
      <text:p text:style-name="P11">como copiar Array</text:p>
      <text:p text:style-name="P11"/>
      <text:p text:style-name="P11">let arr= [1,2,3];</text:p>
      <text:p text:style-name="P11"/>
      <text:p text:style-name="P11">let <text:s/>newArray=[...arr]; <text:s/>(shallow copy o copia parcial)</text:p>
      <text:p text:style-name="P11"/>
      <text:p text:style-name="P11">deepcopy hay que hacerlo de manera manual.</text:p>
      <text:p text:style-name="P11"/>
      <text:p text:style-name="P11">deept y shallow copy.</text:p>
      <text:p text:style-name="P11"><text:soft-page-break/></text:p>
      <text:p text:style-name="P9">Hay librerias para hacer copias profundas.</text:p>
      <text:p text:style-name="P9"/>
      <text:p text:style-name="P9"><text:a xlink:type="simple" xlink:href="http://www.lodash.com/" text:style-name="Internet_20_link" text:visited-style-name="Visited_20_Internet_20_Link">http://www.lodash.com</text:a></text:p>
      <text:p text:style-name="P9"/>
      <text:p text:style-name="P12">Programacion orientada a objetos</text:p>
      <text:p text:style-name="P12"/>
      <text:p text:style-name="P12">Es una paradigma de la programacion.</text:p>
      <text:p text:style-name="P12"/>
      <text:p text:style-name="P12">Se trabaja con clases. C++ <text:s/>y c# son ejemplos de lenguages orientados a objetos.</text:p>
      <text:p text:style-name="P12"/>
      <text:p text:style-name="P12">Palabra especial para la programacion orientada a objetos <text:s/>“this”</text:p>
      <text:p text:style-name="P12"/>
      <text:p text:style-name="P12">que signifca programacion orientada a objetos. <text:s/>Todas la variables las tengo encapsuladas en objetos.</text:p>
      <text:p text:style-name="P12"/>
      <text:p text:style-name="P12">En la programacion orientada objetos las variables son propiedades y las funciones son metodos.</text:p>
      <text:p text:style-name="P13"/>
      <text:p text:style-name="P13"/>
      <text:p text:style-name="P13"/>
      <text:p text:style-name="P15">En Array <text:s/>con new Array () creas un array nuevo.</text:p>
      <text:p text:style-name="P15"/>
      <text:p text:style-name="P16">Como declarar clases.</text:p>
      <text:p text:style-name="P16"/>
      <text:p text:style-name="P16">Class cat {</text:p>
      <text:p text:style-name="P16"><text:tab/>constructor (color , peso){</text:p>
      <text:p text:style-name="P16"><text:tab/><text:tab/>this.color=color,</text:p>
      <text:p text:style-name="P16"><text:tab/><text:tab/>this.peso=peso,</text:p>
      <text:p text:style-name="P16"><text:tab/>}</text:p>
      <text:p text:style-name="P16">}</text:p>
      <text:p text:style-name="P14"/>
      <text:p text:style-name="P14"/>
      <text:p text:style-name="P17">clase sobre el DOM</text:p>
      <text:p text:style-name="P17"/>
      <text:p text:style-name="P17"><text:a xlink:type="simple" xlink:href="https://github.com/Ironhack-PartTime-BCN/class-18-06-19" text:style-name="Internet_20_link" text:visited-style-name="Visited_20_Internet_20_Link">https://github.com/Ironhack-PartTime-BCN/class-18-06-19</text:a></text:p>
      <text:p text:style-name="P17"/>
      <text:p text:style-name="P18">clase sobre el juego</text:p>
      <text:p text:style-name="P18"/>
      <text:p text:style-name="P18"><text:a xlink:type="simple" xlink:href="https://github.com/Ironhack-PartTime-BCN/classSnake" text:style-name="Internet_20_link" text:visited-style-name="Visited_20_Internet_20_Link">https://github.com/Ironhack-PartTime-BCN/classSnake</text:a></text:p>
      <text:p text:style-name="P18"/>
      <text:p text:style-name="P18">algoritmos avanzados</text:p>
      <text:p text:style-name="P18"/>
      <text:p text:style-name="P18"><text:a xlink:type="simple" xlink:href="https://github.com/ironhackbcn/lab-javascript-advanced-algorithms" text:style-name="Internet_20_link" text:visited-style-name="Visited_20_Internet_20_Link">https://github.com/ironhackbcn/lab-javascript-advanced-algorithms</text:a></text:p>
      <text:p text:style-name="P18"/>
      <text:p text:style-name="P18">Articulo sobre el this </text:p>
      <text:p text:style-name="P18"/>
      <text:p text:style-name="P18"><text:a xlink:type="simple" xlink:href="https://codeburst.io/all-about-this-and-new-keywords-in-javascript-38039f71780c" text:style-name="Internet_20_link" text:visited-style-name="Visited_20_Internet_20_Link">https://codeburst.io/all-about-this-and-new-keywords-in-javascript-38039f71780c</text:a></text:p>
      <text:p text:style-name="P18"/>
      <text:p text:style-name="P18"/>
      <text:p text:style-name="P18"/>
      <text:p text:style-name="P18"><text:soft-page-break/>css tricks </text:p>
      <text:p text:style-name="P18"/>
      <text:p text:style-name="P18"><text:a xlink:type="simple" xlink:href="https://css-tricks.com/everything-you-need-to-know-about-date-in-javascript/" text:style-name="Internet_20_link" text:visited-style-name="Visited_20_Internet_20_Link">https://css-tricks.com/everything-you-need-to-know-about-date-in-javascript/</text:a></text:p>
      <text:p text:style-name="P18"/>
      <text:p text:style-name="P18"/>
      <text:p text:style-name="P18">css mindset</text:p>
      <text:p text:style-name="P18"/>
      <text:p text:style-name="P18"><text:a xlink:type="simple" xlink:href="https://mxb.dev/blog/the-css-mindset/" text:style-name="Internet_20_link" text:visited-style-name="Visited_20_Internet_20_Link">https://mxb.dev/blog/the-css-mindset/</text:a></text:p>
      <text:p text:style-name="P18"/>
      <text:p text:style-name="P18"/>
      <text:p text:style-name="P19">Juegos javascript</text:p>
      <text:p text:style-name="P19"/>
      <text:p text:style-name="P19"><text:a xlink:type="simple" xlink:href="https://github.com/Ironhack-PartTime-BCN/documents-part-time/blob/master/projects/module-1/example-projects.md" text:style-name="Internet_20_link" text:visited-style-name="Visited_20_Internet_20_Link">https://github.com/Ironhack-PartTime-BCN/documents-part-time/blob/master/projects/module-1/example-projects.md</text:a></text:p>
      <text:p text:style-name="P19"/>
      <text:p text:style-name="P21">Ejemplo de web personal <text:s/>ARLO</text:p>
      <text:p text:style-name="P21"/>
      <text:p text:style-name="P21"><text:a xlink:type="simple" xlink:href="http://preview.themeforest.net/item/arlo-personal-portfolio-template/full_screen_preview/23175475?_ga=2.76800156.80833655.1561607862-1976407422.1561607862" text:style-name="Internet_20_link" text:visited-style-name="Visited_20_Internet_20_Link">http://preview.themeforest.net/item/arlo-personal-portfolio-template/full_screen_preview/23175475?_ga=2.76800156.80833655.1561607862-1976407422.1561607862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8:31:25.678195311</meta:creation-date>
    <dc:date>2019-06-27T05:58:36.808340748</dc:date>
    <meta:editing-duration>PT3H24M1S</meta:editing-duration>
    <meta:editing-cycles>16</meta:editing-cycles>
    <meta:generator>LibreOffice/6.2.3.2$Linux_X86_64 LibreOffice_project/20$Build-2</meta:generator>
    <meta:document-statistic meta:table-count="0" meta:image-count="1" meta:object-count="0" meta:page-count="4" meta:paragraph-count="82" meta:word-count="371" meta:character-count="3541" meta:non-whitespace-character-count="3229"/>
  </office:meta>
</office:document-meta>
</file>